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paragraph-properties fo:text-indent="0.4916in"/>
      <style:text-properties fo:language="en" fo:country="GB"/>
    </style:style>
    <style:style style:name="P4" style:parent-style-name="Standard" style:family="paragraph">
      <style:paragraph-properties fo:text-indent="0.4916in"/>
      <style:text-properties fo:language="en" fo:country="GB"/>
    </style:style>
    <style:style style:name="P5" style:parent-style-name="Standard" style:family="paragraph">
      <style:paragraph-properties fo:text-indent="0.4916in"/>
      <style:text-properties fo:language="en" fo:country="GB"/>
    </style:style>
    <style:style style:name="P6" style:parent-style-name="Standard" style:family="paragraph">
      <style:paragraph-properties fo:text-indent="0.4916in"/>
      <style:text-properties fo:language="en" fo:country="GB"/>
    </style:style>
    <style:style style:name="P7" style:parent-style-name="Standard" style:family="paragraph">
      <style:paragraph-properties fo:text-indent="0.4916in"/>
      <style:text-properties fo:language="en" fo:country="GB"/>
    </style:style>
    <style:style style:name="P8" style:parent-style-name="Standard" style:family="paragraph">
      <style:paragraph-properties fo:text-indent="0.4916in"/>
      <style:text-properties fo:language="en" fo:country="GB"/>
    </style:style>
    <style:style style:name="P9" style:parent-style-name="Standard" style:family="paragraph">
      <style:paragraph-properties fo:text-indent="0.4916in"/>
      <style:text-properties fo:language="en" fo:country="GB"/>
    </style:style>
    <style:style style:name="P10" style:parent-style-name="Standard" style:family="paragraph">
      <style:paragraph-properties fo:margin-left="0.9833in" fo:text-indent="0.4916in">
        <style:tab-stops/>
      </style:paragraph-properties>
      <style:text-properties fo:language="en" fo:country="GB"/>
    </style:style>
    <style:style style:name="P11" style:parent-style-name="Standard" style:family="paragraph">
      <style:paragraph-properties fo:margin-left="0.9833in" fo:text-indent="0.4916in">
        <style:tab-stops/>
      </style:paragraph-properties>
      <style:text-properties fo:language="en" fo:country="GB"/>
    </style:style>
    <style:style style:name="P12" style:parent-style-name="Standard" style:family="paragraph">
      <style:paragraph-properties fo:margin-left="0.9833in" fo:text-indent="0.4916in">
        <style:tab-stops/>
      </style:paragraph-properties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paragraph-properties fo:text-indent="0.4916in"/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</office:automatic-styles>
  <office:body>
    <office:text text:use-soft-page-breaks="true">
      <text:p text:style-name="P1">Data Structure 1</text:p>
      <text:p text:style-name="Standard">Leonard Leib Blam</text:p>
      <text:p text:style-name="Standard">900086</text:p>
      <text:p text:style-name="Standard">Homework 3</text:p>
      <text:p text:style-name="Standard"/>
      <text:p text:style-name="Standard">1.<text:s/></text:p>
      <text:p text:style-name="Standard">bubbleSort(list, L)</text:p>
      <text:p text:style-name="P2">{</text:p>
      <text:p text:style-name="P3">Node* a= Null;<text:s/><text:tab/><text:tab/><text:tab/><text:tab/>//a<text:s/>is starting from end of the Array and goes down</text:p>
      <text:p text:style-name="P4">while(a != L -&gt; next)<text:tab/><text:tab/><text:tab/>//goes down until second last element of the Array</text:p>
      <text:p text:style-name="P5">{</text:p>
      <text:p text:style-name="P6"><text:tab/>Node* b = L;<text:tab/><text:tab/><text:tab/>//b starts at beginning of Array</text:p>
      <text:p text:style-name="P7"><text:tab/>while(b-&gt;next != a)<text:tab/><text:tab/>//b will go up until b-&gt;next is not the last element</text:p>
      <text:p text:style-name="P8"><text:tab/>{</text:p>
      <text:p text:style-name="P9"><text:tab/><text:tab/>if(b-&gt;data &gt; b-&gt;next-&gt;data)<text:tab/>//if b is bigger than b-&gt;next<text:tab/></text:p>
      <text:p text:style-name="P10">{</text:p>
      <text:p text:style-name="P11"><text:tab/>swap(b, b-&gt;next);</text:p>
      <text:p text:style-name="P12">}</text:p>
      <text:p text:style-name="P13"><text:tab/><text:tab/><text:tab/>b = b-&gt;next;<text:tab/><text:tab/><text:tab/>//increment b</text:p>
      <text:p text:style-name="P14"><text:tab/><text:tab/>}</text:p>
      <text:p text:style-name="P15"><text:tab/>a =b;</text:p>
      <text:p text:style-name="P16">}</text:p>
      <text:p text:style-name="P17">No, there are both O(n²) and the algorithm and the complexity is the same</text:p>
      <text:p text:style-name="P18"/>
      <text:p text:style-name="P19"><text:tab/><text:s/></text:p>
      <text:p text:style-name="P20">2a.</text:p>
      <text:p text:style-name="P21">linkList(List L1, List L2)</text:p>
      <text:p text:style-name="P22">{</text:p>
      <text:p text:style-name="P23"><text:tab/>List L3;</text:p>
      <text:p text:style-name="P24"><text:tab/>for(int I = 1; I &lt;= L1.size(); i++)</text:p>
      <text:p text:style-name="P25"><text:tab/>{</text:p>
      <text:p text:style-name="P26"><text:tab/><text:tab/>Node* a = L3.start();</text:p>
      <text:soft-page-break/>
      <text:p text:style-name="P27"><text:tab/><text:tab/>for(int j = 1; j &lt;= <text:s/>I; j++)</text:p>
      <text:p text:style-name="P28"><text:tab/><text:tab/>{</text:p>
      <text:p text:style-name="P29"><text:tab/><text:tab/><text:tab/>Node* b = L1.start();</text:p>
      <text:p text:style-name="P30"><text:tab/><text:tab/><text:tab/>for(int k = 1; k &lt;= <text:s/>j; k++)</text:p>
      <text:p text:style-name="P31"><text:tab/><text:tab/><text:tab/>{</text:p>
      <text:p text:style-name="P32"><text:tab/><text:tab/><text:tab/><text:tab/>b = b-&gt;next;</text:p>
      <text:p text:style-name="P33"><text:tab/><text:tab/><text:tab/>}</text:p>
      <text:p text:style-name="P34"><text:tab/><text:tab/>Node* c = L2.start();</text:p>
      <text:p text:style-name="P35"><text:tab/><text:tab/>for(int l= 1; l &lt;= <text:s/>I – j+1; l++)</text:p>
      <text:p text:style-name="P36"><text:tab/><text:tab/>{</text:p>
      <text:p text:style-name="P37"><text:tab/><text:tab/><text:tab/>c = c-&gt;next;</text:p>
      <text:p text:style-name="P38"><text:tab/><text:tab/>}</text:p>
      <text:p text:style-name="P39"><text:tab/><text:tab/>a-&gt;data += b-&gt;data*c-&gt;data;</text:p>
      <text:p text:style-name="P40"><text:tab/><text:tab/>}</text:p>
      <text:p text:style-name="P41"><text:tab/>}</text:p>
      <text:p text:style-name="P42"><text:tab/>return L3;</text:p>
      <text:p text:style-name="P43">}</text:p>
      <text:p text:style-name="P44">b.<text:s/></text:p>
      <text:p text:style-name="P45">O(n³)</text:p>
      <text:p text:style-name="P46"/>
      <text:p text:style-name="P47">3a.</text:p>
      <text:p text:style-name="P48">a single linked list with a pointer to the first raging task, a pointer to the last raging task and a pointer to the last regular task</text:p>
      <text:p text:style-name="P49"/>
      <text:p text:style-name="P50">b.</text:p>
      <text:p text:style-name="P51">void insert(Task task)</text:p>
      <text:p text:style-name="P52">{</text:p>
      <text:p text:style-name="P53"><text:tab/>node* new = new node;</text:p>
      <text:p text:style-name="P54"><text:tab/>new-&gt;data = task;</text:p>
      <text:p text:style-name="P55"><text:tab/>if(task.code()= 1)</text:p>
      <text:p text:style-name="P56"><text:tab/>{</text:p>
      <text:p text:style-name="P57"><text:tab/><text:tab/>new-&gt;next = manager.head;</text:p>
      <text:soft-page-break/>
      <text:p text:style-name="P58"><text:tab/><text:tab/>Manager.head = Manager.firstRage = new;</text:p>
      <text:p text:style-name="P59"><text:tab/><text:tab/>}else if(task.code() == 2)</text:p>
      <text:p text:style-name="P60"><text:tab/><text:tab/>{</text:p>
      <text:p text:style-name="P61"><text:tab/><text:tab/><text:tab/>new-&gt;next = Manager.lastRage-&gt;next;</text:p>
      <text:p text:style-name="P62"><text:tab/><text:tab/><text:tab/>Manager.lastRage-&gt;next = new;</text:p>
      <text:p text:style-name="P63"><text:tab/><text:tab/>}else if(task.code() == 3)</text:p>
      <text:p text:style-name="P64"><text:tab/><text:tab/>{</text:p>
      <text:p text:style-name="P65"><text:tab/><text:tab/><text:tab/>new-&gt;next = NULL;</text:p>
      <text:p text:style-name="P66"><text:tab/><text:tab/><text:tab/>Manager.lastRegular = Manager.lastRage-&gt;next = new;</text:p>
      <text:p text:style-name="P67"><text:tab/><text:tab/>}</text:p>
      <text:p text:style-name="P68"><text:tab/>}</text:p>
      <text:p text:style-name="P69">}</text:p>
      <text:p text:style-name="P70"/>
      <text:p text:style-name="P71">c.</text:p>
      <text:p text:style-name="P72">if(Manager.head != NULL)</text:p>
      <text:p text:style-name="P73">{</text:p>
      <text:p text:style-name="P74"><text:tab/>Task task = Manager.head-&gt;data;<text:tab/><text:tab/><text:tab/>//reads the head data into task</text:p>
      <text:p text:style-name="P75"><text:tab/>Manager.head = Manager.firstRage = Manager.head-&gt;next;<text:s/>//removes the next task</text:p>
      <text:p text:style-name="P76"><text:tab/>return task;<text:tab/><text:tab/><text:tab/><text:tab/><text:tab/><text:tab/>//return the task</text:p>
      <text:p text:style-name="P77">}else</text:p>
      <text:p text:style-name="P78">{</text:p>
      <text:p text:style-name="P79">return NULL;<text:tab/><text:tab/><text:tab/>//if there is no value in head aka no task, it just returns 0</text:p>
      <text:p text:style-name="P80">}</text:p>
      <text:p text:style-name="P81"/>
      <text:p text:style-name="P82">4a.</text:p>
      <text:p text:style-name="P83">Node*&amp; operator[](const Matrix&amp; M, int num)</text:p>
      <text:p text:style-name="P84">{</text:p>
      <text:p text:style-name="P85"><text:tab/>return M.arraryNum[num];</text:p>
      <text:p text:style-name="P86">}</text:p>
      <text:p text:style-name="P87">Node operator[](Node* head, int num2)</text:p>
      <text:p text:style-name="P88">{</text:p>
      <text:p text:style-name="P89"><text:tab/>while(head-&gt;num2 &lt; num2)</text:p>
      <text:soft-page-break/>
      <text:p text:style-name="P90"><text:tab/>{</text:p>
      <text:p text:style-name="P91"><text:tab/><text:tab/>head = head-&gt;nextNum2;</text:p>
      <text:p text:style-name="P92"><text:tab/>}</text:p>
      <text:p text:style-name="P93"><text:tab/>if(head-&gt;num2 == num2)</text:p>
      <text:p text:style-name="P94"><text:tab/>{</text:p>
      <text:p text:style-name="P95"><text:tab/><text:tab/>return *head;</text:p>
      <text:p text:style-name="P96"><text:tab/>}else</text:p>
      <text:p text:style-name="P97"><text:tab/>{</text:p>
      <text:p text:style-name="P98"><text:tab/><text:tab/>return<text:s/>Node(0);</text:p>
      <text:p text:style-name="P99"><text:tab/>}</text:p>
      <text:p text:style-name="P100">}</text:p>
      <text:p text:style-name="P101"/>
      <text:p text:style-name="P102">b.</text:p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4-12T18:24:00Z</meta:creation-date>
    <dc:date>2021-04-12T19:18:00Z</dc:date>
    <meta:template xlink:href="Normal.dotm" xlink:type="simple"/>
    <meta:editing-cycles>1</meta:editing-cycles>
    <meta:editing-duration>PT0S</meta:editing-duration>
    <meta:document-statistic meta:page-count="4" meta:paragraph-count="4" meta:word-count="276" meta:character-count="2017" meta:row-count="14" meta:non-whitespace-character-count="1745"/>
  </office:meta>
</office:document-meta>
</file>